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092cm" fo:min-width="12.829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color="#666666" draw:fill-color="#666666" draw:textarea-horizontal-align="justify" draw:textarea-vertical-align="middle" draw:auto-grow-height="false" fo:min-height="2.881cm" fo:min-width="4.42cm" loext:decorative="false"/>
    </style:style>
    <style:style style:name="gr4" style:family="graphic" style:parent-style-name="standard">
      <style:graphic-properties svg:stroke-color="#b2b2b2" draw:fill="solid" draw:fill-color="#dddddd" draw:textarea-vertical-align="middle" loext:decorative="false"/>
    </style:style>
    <style:style style:name="gr5" style:family="graphic" style:parent-style-name="standard">
      <style:graphic-properties svg:stroke-color="#cccccc" draw:fill="solid" draw:fill-color="#eeeeee" draw:textarea-horizontal-align="justify" draw:textarea-vertical-align="middle" draw:auto-grow-height="false" fo:min-height="2.151cm" fo:min-width="1.863cm" loext:decorative="false"/>
    </style:style>
    <style:style style:name="gr6" style:family="graphic" style:parent-style-name="standard">
      <style:graphic-properties svg:stroke-color="#dddddd" draw:fill="solid" draw:fill-color="#ffffff" draw:textarea-vertical-align="middle" loext:decorative="false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444cm" fo:min-width="2.194cm" loext:decorative="false"/>
    </style:style>
    <style:style style:name="gr8" style:family="graphic" style:parent-style-name="standard">
      <style:graphic-properties draw:stroke="none" draw:fill="solid" draw:fill-color="#cccccc" draw:textarea-vertical-align="middle" draw:auto-grow-height="false" fo:min-height="3.56cm" fo:min-width="3.31cm" fo:wrap-option="wrap" loext:decorative="false"/>
    </style:style>
    <style:style style:name="gr9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2.086cm" fo:min-width="1.836cm" loext:decorative="false"/>
    </style:style>
    <style:style style:name="gr10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.321cm" fo:min-width="0cm" loext:decorative="false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12cm" fo:min-width="0.257cm" loext:decorative="false"/>
    </style:style>
    <style:style style:name="gr12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.309cm" fo:min-width="0.211cm" loext:decorative="false"/>
    </style:style>
    <style:style style:name="gr13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cm" fo:min-width="0.807cm" loext:decorative="false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.81cm" loext:decorative="false"/>
    </style:style>
    <style:style style:name="gr15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.261cm" fo:min-width="0cm" loext:decorative="false"/>
    </style:style>
    <style:style style:name="gr16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0cm" fo:min-width="0cm" draw:shadow-opacity="50%" loext:decorative="false"/>
    </style:style>
    <style:style style:name="gr17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5.57cm" fo:min-width="2.939cm" loext:decorative="false"/>
    </style:style>
    <style:style style:name="gr18" style:family="graphic" style:parent-style-name="standard">
      <style:graphic-properties draw:fill="solid" draw:fill-color="#99ffcc" draw:textarea-horizontal-align="justify" draw:textarea-vertical-align="middle" draw:auto-grow-height="false" fo:min-height="3.461cm" fo:min-width="2.308cm" loext:decorative="false"/>
    </style:style>
    <style:style style:name="gr19" style:family="graphic" style:parent-style-name="standard">
      <style:graphic-properties draw:fill="solid" draw:fill-color="#dddddd" draw:textarea-horizontal-align="justify" draw:textarea-vertical-align="middle" draw:auto-grow-height="false" fo:min-height="1.178cm" fo:min-width="0cm" loext:decorative="false"/>
    </style:style>
    <style:style style:name="gr20" style:family="graphic" style:parent-style-name="standard">
      <style:graphic-properties draw:fill="solid" draw:fill-color="#66cc99" draw:textarea-horizontal-align="justify" draw:textarea-vertical-align="middle" draw:auto-grow-height="false" fo:min-height="0.533cm" fo:min-width="0cm" loext:decorative="false"/>
    </style:style>
    <style:style style:name="gr21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 loext:decorative="false"/>
    </style:style>
    <style:style style:name="gr22" style:family="graphic" style:parent-style-name="standard">
      <style:graphic-properties draw:fill="solid" draw:fill-color="#333333" draw:opacity="100%" draw:textarea-horizontal-align="justify" draw:textarea-vertical-align="middle" draw:auto-grow-height="false" fo:min-height="2.797cm" fo:min-width="1.036cm" draw:shadow-opacity="100%" loext:decorative="false"/>
    </style:style>
    <style:style style:name="gr23" style:family="graphic" style:parent-style-name="standard">
      <style:graphic-properties draw:fill="solid" draw:fill-color="#66cc99" draw:textarea-horizontal-align="justify" draw:textarea-vertical-align="middle" draw:auto-grow-height="false" fo:min-height="0.03cm" fo:min-width="0cm" loext:decorative="false"/>
    </style:style>
    <style:style style:name="gr24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0cm" loext:decorative="false"/>
    </style:style>
    <style:style style:name="gr25" style:family="graphic" style:parent-style-name="standard">
      <style:graphic-properties draw:fill="solid" draw:fill-color="#99ffcc" draw:textarea-horizontal-align="justify" draw:textarea-vertical-align="middle" draw:auto-grow-height="false" fo:min-height="2.483cm" fo:min-width="1.575cm" loext:decorative="false"/>
    </style:style>
    <style:style style:name="gr26" style:family="graphic" style:parent-style-name="standard">
      <style:graphic-properties draw:fill="solid" draw:fill-color="#333333" draw:opacity="100%" draw:textarea-horizontal-align="justify" draw:textarea-vertical-align="middle" draw:auto-grow-height="false" fo:min-height="1.782cm" fo:min-width="0.262cm" draw:shadow-opacity="100%" loext:decorative="false"/>
    </style:style>
    <style:style style:name="gr27" style:family="graphic" style:parent-style-name="standard">
      <style:graphic-properties draw:fill="solid" draw:fill-color="#99ffcc" draw:textarea-horizontal-align="justify" draw:textarea-vertical-align="middle" draw:auto-grow-height="false" fo:min-height="2.716cm" fo:min-width="1.575cm" loext:decorative="false"/>
    </style:style>
    <style:style style:name="gr28" style:family="graphic" style:parent-style-name="standard">
      <style:graphic-properties draw:fill="solid" draw:fill-color="#99ffcc" draw:textarea-horizontal-align="justify" draw:textarea-vertical-align="middle" draw:auto-grow-height="false" fo:min-height="2.715cm" fo:min-width="1.575cm" loext:decorative="false"/>
    </style:style>
    <style:style style:name="gr29" style:family="graphic" style:parent-style-name="standard">
      <style:graphic-properties draw:fill="solid" draw:fill-color="#333333" draw:opacity="100%" draw:textarea-horizontal-align="justify" draw:textarea-vertical-align="middle" draw:auto-grow-height="false" fo:min-height="2.039cm" fo:min-width="0.262cm" draw:shadow-opacity="100%" loext:decorative="false"/>
    </style:style>
    <style:style style:name="gr30" style:family="graphic" style:parent-style-name="standard">
      <style:graphic-properties draw:fill="solid" draw:fill-color="#99ffcc" draw:textarea-horizontal-align="justify" draw:textarea-vertical-align="middle" draw:auto-grow-height="false" fo:min-height="2.98cm" fo:min-width="1.575cm" loext:decorative="false"/>
    </style:style>
    <style:style style:name="gr31" style:family="graphic" style:parent-style-name="standard">
      <style:graphic-properties draw:fill="solid" draw:fill-color="#99ffcc" draw:textarea-horizontal-align="justify" draw:textarea-vertical-align="middle" draw:auto-grow-height="false" fo:min-height="2.978cm" fo:min-width="1.575cm" loext:decorative="false"/>
    </style:style>
    <style:style style:name="gr32" style:family="graphic" style:parent-style-name="standard">
      <style:graphic-properties draw:fill="solid" draw:fill-color="#333333" draw:opacity="100%" draw:textarea-horizontal-align="justify" draw:textarea-vertical-align="middle" draw:auto-grow-height="false" fo:min-height="2.283cm" fo:min-width="0.262cm" draw:shadow-opacity="100%" loext:decorative="false"/>
    </style:style>
    <style:style style:name="gr33" style:family="graphic" style:parent-style-name="standard">
      <style:graphic-properties draw:textarea-horizontal-align="justify" draw:textarea-vertical-align="middle" draw:auto-grow-height="false" fo:min-height="6.873cm" fo:min-width="19.099cm" loext:decorative="false"/>
    </style:style>
    <style:style style:name="gr34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.561cm" fo:min-width="0.925cm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.908cm" fo:min-width="6.827cm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.908cm" fo:min-width="2.288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666666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="solid" draw:fill-color="#eeeee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cccccc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solid" draw:fill-color="#729fcf" draw:opacity="50%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99ffcc"/>
      <style:paragraph-properties fo:text-align="center"/>
    </style:style>
    <style:style style:name="P11" style:family="paragraph">
      <loext:graphic-properties draw:fill="solid" draw:fill-color="#66cc99"/>
      <style:paragraph-properties fo:text-align="center"/>
    </style:style>
    <style:style style:name="P12" style:family="paragraph">
      <loext:graphic-properties draw:fill="solid" draw:fill-color="#333333" draw:opacity="100%"/>
      <style:paragraph-properties fo:text-align="center"/>
    </style:style>
    <style:style style:name="P13" style:family="paragraph">
      <loext:graphic-properties draw:fill="solid" draw:fill-color="#666666"/>
      <style:paragraph-properties fo:text-align="center"/>
    </style:style>
    <style:style style:name="P14" style:family="paragraph">
      <style:paragraph-properties fo:text-align="center"/>
      <style:text-properties fo:color="#ffffff" loext:opacity="100%" style:font-name="FreeSans" fo:font-size="48pt" fo:font-weight="bold" style:font-size-asian="48pt" style:font-weight-asian="bold" style:font-size-complex="48pt" style:font-weight-complex="bold"/>
    </style:style>
    <style:style style:name="P15" style:family="paragraph">
      <loext:graphic-properties draw:fill="none"/>
      <style:paragraph-properties fo:text-align="center" style:writing-mode="lr-tb"/>
      <style:text-properties fo:color="#ffffff" loext:opacity="100%" style:font-name="FreeSans" fo:font-size="48pt" fo:font-weight="bold" style:font-size-asian="48pt" style:font-weight-asian="bold" style:font-size-complex="48pt" style:font-weight-complex="bold"/>
    </style:style>
    <style:style style:name="P16" style:family="paragraph">
      <style:paragraph-properties fo:text-align="start"/>
      <style:text-properties fo:color="#ffffff" loext:opacity="100%" style:font-name="FreeSans" fo:font-size="48pt" fo:font-weight="bold" style:font-size-asian="48pt" style:font-weight-asian="bold" style:font-size-complex="48pt" style:font-weight-complex="bold"/>
    </style:style>
    <style:style style:name="P17" style:family="paragraph">
      <loext:graphic-properties draw:fill="none"/>
      <style:paragraph-properties fo:text-align="start" style:writing-mode="lr-tb"/>
      <style:text-properties fo:color="#ffffff" loext:opacity="100%" style:font-name="FreeSans" fo:font-size="48pt" fo:font-weight="bold" style:font-size-asian="48pt" style:font-weight-asian="bold" style:font-size-complex="48pt" style:font-weight-complex="bold"/>
    </style:style>
    <style:style style:name="P18" style:family="paragraph">
      <style:paragraph-properties fo:text-align="end"/>
      <style:text-properties fo:color="#ffffff" loext:opacity="100%" style:font-name="FreeSans" fo:font-size="48pt" fo:font-weight="bold" style:font-size-asian="48pt" style:font-weight-asian="bold" style:font-size-complex="48pt" style:font-weight-complex="bold"/>
    </style:style>
    <style:style style:name="P19" style:family="paragraph">
      <loext:graphic-properties draw:fill="none"/>
      <style:paragraph-properties fo:text-align="end" style:writing-mode="lr-tb"/>
      <style:text-properties fo:color="#ffffff" loext:opacity="100%" style:font-name="FreeSans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fffff" loext:opacity="100%" style:text-position="-25% 100%" style:font-name="FreeSans" fo:font-size="48pt" fo:letter-spacing="-0.106cm" fo:font-weight="bold" style:letter-kerning="true" style:font-size-asian="48pt" style:font-weight-asian="bold" style:font-size-complex="48pt" style:font-weight-complex="bold"/>
    </style:style>
    <style:style style:name="T2" style:family="text">
      <style:text-properties fo:color="#ffffff" loext:opacity="100%" style:font-name="FreeSans" fo:font-size="48pt" fo:letter-spacing="-0.106cm" fo:font-weight="bold" style:letter-kerning="true" style:font-size-asian="48pt" style:font-weight-asian="bold" style:font-size-complex="48pt" style:font-weight-complex="bold"/>
    </style:style>
    <style:style style:name="T3" style:family="text">
      <style:text-properties fo:color="#ffffff" loext:opacity="100%" style:font-name="FreeSans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29cm" svg:height="7.342cm" svg:x="4.827cm" svg:y="12.01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2" draw:layer="layout" svg:width="5.08cm" svg:height="3.291cm" draw:transform="rotate (-1.5707963267949) translate (6.791cm 3.863cm)">
            <text:p/>
            <draw:enhanced-geometry svg:viewBox="0 0 21600 21600" draw:path-stretchpoint-x="10800" draw:path-stretchpoint-y="10800" draw:text-areas="?f3 ?f4 ?f5 ?f6" draw:type="round-rectangle" draw:modifiers="1810.935601458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4" draw:text-style-name="P3" draw:layer="layout" svg:width="1.912cm" svg:height="2.793cm" draw:transform="rotate (-1.5707963267949) translate (6.542cm 4.513cm)" svg:viewBox="0 0 1913 2794" draw:points="0,0 1913,192 1905,2592 0,2794">
            <text:p/>
          </draw:polygon>
          <draw:custom-shape draw:style-name="gr5" draw:text-style-name="P4" draw:layer="layout" svg:width="2.363cm" svg:height="2.401cm" draw:transform="rotate (1.5707963267949) translate (3.944cm 8.766cm)">
            <text:p/>
            <draw:enhanced-geometry svg:viewBox="0 0 21600 21600" draw:mirror-horizontal="true" draw:type="rectangle" draw:enhanced-path="M 0 0 L 21600 0 21600 21600 0 21600 0 0 Z N"/>
          </draw:custom-shape>
          <draw:polygon draw:style-name="gr6" draw:text-style-name="P5" draw:layer="layout" svg:width="0.472cm" svg:height="2.793cm" draw:transform="rotate (-1.5707963267949) translate (6.542cm 4.04cm)" svg:viewBox="0 0 473 2794" draw:points="0,2592 473,2794 473,0 0,192">
            <text:p/>
          </draw:polygon>
        </draw:g>
        <draw:g draw:style-name="gr2">
          <draw:g draw:style-name="gr2">
            <draw:custom-shape draw:style-name="gr7" draw:text-style-name="P5" draw:layer="layout" svg:width="3.81cm" svg:height="3.81cm" svg:x="6.563cm" svg:y="12.8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3.81cm" svg:height="3.81cm" svg:x="6.563cm" svg:y="12.866cm">
              <text:p/>
              <draw:enhanced-geometry draw:glue-point-type="segments" draw:type="mso-spt100" draw:modifiers="133.020193484707 -41.214819500583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9" draw:text-style-name="P4" draw:layer="layout" svg:width="3.302cm" svg:height="3.302cm" svg:x="6.817cm" svg:y="13.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10" draw:text-style-name="P7" draw:layer="layout" svg:width="0.297cm" svg:height="1.571cm" draw:transform="rotate (1.5707963267949) translate (7.17cm 14.908cm)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5" draw:layer="layout" svg:width="0.757cm" svg:height="0.562cm" svg:x="8.093cm" svg:y="14.4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6" draw:layer="layout" svg:width="0.711cm" svg:height="0.559cm" svg:x="7.045cm" svg:y="14.4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6" draw:layer="layout" svg:width="1.805cm" svg:height="0.229cm" svg:x="7.045cm" svg:y="14.454cm">
              <text:p/>
              <draw:enhanced-geometry svg:viewBox="0 0 21600 21600" draw:glue-points="?f6 10800 10800 21600 ?f5 10800 10800 0" draw:text-areas="?f3 ?f3 ?f4 ?f4" draw:type="trapezoid" draw:modifiers="2227.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4" draw:text-style-name="P5" draw:layer="layout" svg:width="1.81cm" svg:height="0.203cm" svg:x="7.045cm" svg:y="14.827cm">
              <text:p/>
              <draw:enhanced-geometry svg:viewBox="0 0 21600 21600" draw:mirror-vertical="true" draw:glue-points="?f6 10800 10800 21600 ?f5 10800 10800 0" draw:text-areas="?f3 ?f3 ?f4 ?f4" draw:type="trapezoid" draw:modifiers="2227.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5" draw:text-style-name="P7" draw:layer="layout" svg:width="0.243cm" svg:height="1.511cm" draw:transform="rotate (1.5707963267949) translate (7.197cm 14.877cm)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">
          <draw:custom-shape draw:style-name="gr3" draw:text-style-name="P2" draw:layer="layout" svg:width="5.08cm" svg:height="3.291cm" draw:transform="rotate (-1.5707963267949) translate (14.935cm 3.862cm)">
            <text:p/>
            <draw:enhanced-geometry svg:viewBox="0 0 21600 21600" draw:path-stretchpoint-x="10800" draw:path-stretchpoint-y="10800" draw:text-areas="?f3 ?f4 ?f5 ?f6" draw:type="round-rectangle" draw:modifiers="1810.935601458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6" draw:text-style-name="P5" draw:layer="layout" svg:width="1.889cm" svg:height="2.793cm" draw:transform="rotate (-1.5707963267949) translate (14.686cm 6.402cm)" svg:viewBox="0 0 1890 2794" draw:points="1890,0 0,191 0,2591 1890,2794">
            <text:p/>
          </draw:polygon>
          <draw:polygon draw:style-name="gr4" draw:text-style-name="P3" draw:layer="layout" svg:width="0.472cm" svg:height="2.793cm" draw:transform="rotate (-1.5707963267949) translate (14.686cm 8.292cm)" svg:viewBox="0 0 473 2794" draw:points="473,2610 0,2794 0,0 473,200">
            <text:p/>
          </draw:polygon>
          <draw:custom-shape draw:style-name="gr5" draw:text-style-name="P4" draw:layer="layout" svg:width="2.363cm" svg:height="2.401cm" draw:transform="rotate (1.5707963267949) translate (12.084cm 6.395cm)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style-name="gr16" draw:text-style-name="P8" draw:layer="layout" svg:width="0.064cm" svg:height="0.183cm" svg:x="7.625cm" svg:y="11.62cm">
          <text:p/>
          <draw:enhanced-geometry svg:viewBox="0 0 21600 21600" draw:type="rectangle" draw:enhanced-path="M 0 0 L 21600 0 21600 21600 0 21600 0 0 Z N"/>
        </draw:custom-shape>
        <draw:g draw:style-name="gr2">
          <draw:g draw:style-name="gr2">
            <draw:custom-shape draw:style-name="gr7" draw:text-style-name="P5" draw:layer="layout" svg:width="3.81cm" svg:height="3.81cm" svg:x="11.967cm" svg:y="12.8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3.81cm" svg:height="3.81cm" svg:x="11.967cm" svg:y="12.862cm">
              <text:p/>
              <draw:enhanced-geometry draw:glue-point-type="segments" draw:type="mso-spt100" draw:modifiers="133.020193484707 -41.214819500583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9" draw:text-style-name="P4" draw:layer="layout" svg:width="3.302cm" svg:height="3.302cm" svg:x="12.221cm" svg:y="13.1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10" draw:text-style-name="P7" draw:layer="layout" svg:width="0.297cm" svg:height="1.571cm" svg:x="13.703cm" svg:y="13.509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1" draw:text-style-name="P5" draw:layer="layout" svg:width="0.757cm" svg:height="0.562cm" draw:transform="rotate (-1.5707963267949) translate (14.124cm 14.43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2" draw:text-style-name="P6" draw:layer="layout" svg:width="0.711cm" svg:height="0.559cm" draw:transform="rotate (-1.5707963267949) translate (14.113cm 13.38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3" draw:text-style-name="P6" draw:layer="layout" svg:width="1.805cm" svg:height="0.229cm" draw:transform="rotate (-1.5707963267949) translate (13.775cm 13.384cm)">
              <text:p/>
              <draw:enhanced-geometry svg:viewBox="0 0 21600 21600" draw:mirror-horizontal="true" draw:glue-points="?f6 10800 10800 21600 ?f5 10800 10800 0" draw:text-areas="?f3 ?f3 ?f4 ?f4" draw:type="trapezoid" draw:modifiers="2227.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4" draw:text-style-name="P5" draw:layer="layout" svg:width="1.81cm" svg:height="0.203cm" draw:transform="rotate (1.5707963267949) translate (13.924cm 15.194cm)">
              <text:p/>
              <draw:enhanced-geometry svg:viewBox="0 0 21600 21600" draw:mirror-vertical="true" draw:mirror-horizontal="true" draw:glue-points="?f6 10800 10800 21600 ?f5 10800 10800 0" draw:text-areas="?f3 ?f3 ?f4 ?f4" draw:type="trapezoid" draw:modifiers="2227.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5" draw:text-style-name="P7" draw:layer="layout" svg:width="0.243cm" svg:height="1.511cm" svg:x="13.726cm" svg:y="13.536cm">
              <text:p/>
              <draw:enhanced-geometry svg:viewBox="0 0 21600 21600" draw:mirror-horizontal="true" draw:type="rectangle" draw:enhanced-path="M 0 0 L 21600 0 21600 21600 0 21600 0 0 Z N"/>
            </draw:custom-shape>
          </draw:g>
        </draw:g>
      </draw:page>
      <draw:page draw:name="page2" draw:style-name="dp1" draw:master-page-name="Default">
        <draw:g draw:style-name="gr2">
          <draw:custom-shape draw:style-name="gr17" draw:text-style-name="P9" draw:layer="layout" svg:width="3.439cm" svg:height="5.82cm" svg:x="10.503cm" svg:y="1.44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0" draw:layer="layout" svg:width="2.904cm" svg:height="3.807cm" svg:x="10.769cm" svg:y="3.179cm">
            <text:p/>
            <draw:enhanced-geometry svg:viewBox="0 0 21600 21600" draw:path-stretchpoint-x="10800" draw:path-stretchpoint-y="10800" draw:text-areas="?f3 ?f4 ?f5 ?f6" draw:type="round-rectangle" draw:modifiers="1220.499342969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3" draw:layer="layout" svg:width="0.185cm" svg:height="1.428cm" svg:x="10.876cm" svg:y="2.38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1" draw:layer="layout" svg:width="0.397cm" svg:height="0.899cm" svg:x="10.769cm" svg:y="1.65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6" draw:layer="layout" svg:width="0.463cm" svg:height="0.145cm" svg:x="11.213cm" svg:y="3.619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213cm" svg:y="3.87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213cm" svg:y="4.13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213cm" svg:y="4.38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213cm" svg:y="4.63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213cm" svg:y="4.89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213cm" svg:y="5.14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213cm" svg:y="5.40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213cm" svg:y="5.658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213cm" svg:y="5.914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213cm" svg:y="6.1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213cm" svg:y="6.42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767cm" svg:y="3.618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767cm" svg:y="3.874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767cm" svg:y="4.1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767cm" svg:y="4.38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767cm" svg:y="4.634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767cm" svg:y="4.89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767cm" svg:y="5.14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767cm" svg:y="5.402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767cm" svg:y="5.65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767cm" svg:y="5.91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767cm" svg:y="6.169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767cm" svg:y="6.42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1.536cm" svg:height="3.047cm" svg:x="11.469cm" svg:y="3.563cm">
            <text:p/>
            <draw:enhanced-geometry svg:viewBox="0 0 21600 21600" draw:type="rectangle" draw:enhanced-path="M 0 0 L 21600 0 21600 21600 0 21600 0 0 Z N"/>
          </draw:custom-shape>
        </draw:g>
        <draw:g draw:style-name="gr2">
          <draw:custom-shape draw:style-name="gr17" draw:text-style-name="P9" draw:layer="layout" svg:width="3.439cm" svg:height="5.82cm" svg:x="4.051cm" svg:y="1.44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0" draw:layer="layout" svg:width="2.904cm" svg:height="3.807cm" svg:x="4.3cm" svg:y="3.179cm">
            <text:p/>
            <draw:enhanced-geometry svg:viewBox="0 0 21600 21600" draw:path-stretchpoint-x="10800" draw:path-stretchpoint-y="10800" draw:text-areas="?f3 ?f4 ?f5 ?f6" draw:type="round-rectangle" draw:modifiers="1220.499342969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1" draw:layer="layout" svg:width="0.397cm" svg:height="0.394cm" svg:x="4.3cm" svg:y="3.562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13" draw:layer="layout" svg:width="0.463cm" svg:height="0.145cm" svg:x="4.744cm" svg:y="3.61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4.744cm" svg:y="3.87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4.744cm" svg:y="4.13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4.744cm" svg:y="4.387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4.744cm" svg:y="4.63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4.744cm" svg:y="4.89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4.744cm" svg:y="5.147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4.744cm" svg:y="5.403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4.744cm" svg:y="5.65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4.744cm" svg:y="5.91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4.744cm" svg:y="6.17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4.744cm" svg:y="6.42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6.298cm" svg:y="3.61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6.298cm" svg:y="3.87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6.298cm" svg:y="4.13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6.298cm" svg:y="4.38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6.298cm" svg:y="4.63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6.298cm" svg:y="4.8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6.298cm" svg:y="5.14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6.298cm" svg:y="5.40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6.298cm" svg:y="5.657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6.298cm" svg:y="5.913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6.298cm" svg:y="6.16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6.298cm" svg:y="6.425cm">
            <text:p/>
            <draw:enhanced-geometry svg:viewBox="0 0 21600 21600" draw:type="rectangle" draw:enhanced-path="M 0 0 L 21600 0 21600 21600 0 21600 0 0 Z N"/>
          </draw:custom-shape>
        </draw:g>
        <draw:g draw:style-name="gr2">
          <draw:custom-shape draw:style-name="gr17" draw:text-style-name="P9" draw:layer="layout" svg:width="3.439cm" svg:height="5.82cm" svg:x="10.503cm" svg:y="20.639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0" draw:layer="layout" svg:width="2.145cm" svg:height="2.803cm" svg:x="11.161cm" svg:y="23.428cm">
            <text:p/>
            <draw:enhanced-geometry svg:viewBox="0 0 21600 21600" draw:path-stretchpoint-x="10800" draw:path-stretchpoint-y="10800" draw:text-areas="?f3 ?f4 ?f5 ?f6" draw:type="round-rectangle" draw:modifiers="1220.499342969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3" draw:layer="layout" svg:width="0.185cm" svg:height="1.428cm" svg:x="11.268cm" svg:y="22.63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1" draw:layer="layout" svg:width="0.397cm" svg:height="0.899cm" svg:x="11.161cm" svg:y="21.906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6" draw:layer="layout" svg:width="0.463cm" svg:height="0.145cm" svg:x="11.605cm" svg:y="23.868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605cm" svg:y="24.124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605cm" svg:y="24.38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605cm" svg:y="24.63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605cm" svg:y="24.884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605cm" svg:y="25.14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605cm" svg:y="25.39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605cm" svg:y="25.652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396cm" svg:y="23.86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396cm" svg:y="24.12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396cm" svg:y="24.379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396cm" svg:y="24.63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396cm" svg:y="24.88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396cm" svg:y="25.139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396cm" svg:y="25.39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396cm" svg:y="25.651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2" draw:layer="layout" svg:width="0.762cm" svg:height="2.032cm" svg:x="11.861cm" svg:y="23.812cm">
            <text:p/>
            <draw:enhanced-geometry svg:viewBox="0 0 21600 21600" draw:type="rectangle" draw:enhanced-path="M 0 0 L 21600 0 21600 21600 0 21600 0 0 Z N"/>
          </draw:custom-shape>
        </draw:g>
        <draw:g draw:style-name="gr2">
          <draw:custom-shape draw:style-name="gr17" draw:text-style-name="P9" draw:layer="layout" svg:width="3.439cm" svg:height="5.82cm" svg:x="4.051cm" svg:y="20.639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0" draw:layer="layout" svg:width="2.145cm" svg:height="2.803cm" svg:x="4.708cm" svg:y="23.429cm">
            <text:p/>
            <draw:enhanced-geometry svg:viewBox="0 0 21600 21600" draw:path-stretchpoint-x="10800" draw:path-stretchpoint-y="10800" draw:text-areas="?f3 ?f4 ?f5 ?f6" draw:type="round-rectangle" draw:modifiers="1220.499342969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13" draw:layer="layout" svg:width="0.463cm" svg:height="0.145cm" svg:x="5.152cm" svg:y="23.86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152cm" svg:y="24.12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152cm" svg:y="24.38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152cm" svg:y="24.637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152cm" svg:y="24.88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152cm" svg:y="25.14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152cm" svg:y="25.397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152cm" svg:y="25.653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943cm" svg:y="23.86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943cm" svg:y="24.12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943cm" svg:y="24.3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943cm" svg:y="24.63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943cm" svg:y="24.88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943cm" svg:y="25.1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943cm" svg:y="25.39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943cm" svg:y="25.652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1" draw:layer="layout" svg:width="0.397cm" svg:height="0.394cm" svg:x="4.711cm" svg:y="23.822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17" draw:text-style-name="P9" draw:layer="layout" svg:width="3.439cm" svg:height="5.82cm" svg:x="4.051cm" svg:y="14.18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0" draw:layer="layout" svg:width="2.145cm" svg:height="3.036cm" svg:x="4.708cm" svg:y="16.745cm">
            <text:p/>
            <draw:enhanced-geometry svg:viewBox="0 0 21600 21600" draw:path-stretchpoint-x="10800" draw:path-stretchpoint-y="10800" draw:text-areas="?f3 ?f4 ?f5 ?f6" draw:type="round-rectangle" draw:modifiers="1220.499342969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13" draw:layer="layout" svg:width="0.463cm" svg:height="0.145cm" svg:x="5.152cm" svg:y="17.41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152cm" svg:y="17.67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152cm" svg:y="17.93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152cm" svg:y="18.18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152cm" svg:y="18.43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152cm" svg:y="18.6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152cm" svg:y="18.94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152cm" svg:y="19.20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943cm" svg:y="17.417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943cm" svg:y="17.673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943cm" svg:y="17.92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943cm" svg:y="18.18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943cm" svg:y="18.433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943cm" svg:y="18.68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943cm" svg:y="18.94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943cm" svg:y="19.20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1" draw:layer="layout" svg:width="0.397cm" svg:height="0.394cm" svg:x="4.711cm" svg:y="17.12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13" draw:layer="layout" svg:width="0.463cm" svg:height="0.145cm" svg:x="5.151cm" svg:y="17.1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942cm" svg:y="17.179cm">
            <text:p/>
            <draw:enhanced-geometry svg:viewBox="0 0 21600 21600" draw:type="rectangle" draw:enhanced-path="M 0 0 L 21600 0 21600 21600 0 21600 0 0 Z N"/>
          </draw:custom-shape>
        </draw:g>
        <draw:g draw:style-name="gr2">
          <draw:custom-shape draw:style-name="gr17" draw:text-style-name="P9" draw:layer="layout" svg:width="3.439cm" svg:height="5.82cm" svg:x="10.503cm" svg:y="14.188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0" draw:layer="layout" svg:width="2.145cm" svg:height="3.035cm" svg:x="11.161cm" svg:y="16.745cm">
            <text:p/>
            <draw:enhanced-geometry svg:viewBox="0 0 21600 21600" draw:path-stretchpoint-x="10800" draw:path-stretchpoint-y="10800" draw:text-areas="?f3 ?f4 ?f5 ?f6" draw:type="round-rectangle" draw:modifiers="1220.499342969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3" draw:layer="layout" svg:width="0.185cm" svg:height="1.428cm" svg:x="11.268cm" svg:y="15.94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1" draw:layer="layout" svg:width="0.397cm" svg:height="0.899cm" svg:x="11.161cm" svg:y="15.21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6" draw:layer="layout" svg:width="0.463cm" svg:height="0.145cm" svg:x="11.605cm" svg:y="17.41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605cm" svg:y="17.67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605cm" svg:y="17.929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605cm" svg:y="18.18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605cm" svg:y="18.43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605cm" svg:y="18.689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605cm" svg:y="18.94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605cm" svg:y="19.20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396cm" svg:y="17.41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396cm" svg:y="17.672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396cm" svg:y="17.928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396cm" svg:y="18.184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396cm" svg:y="18.432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396cm" svg:y="18.688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396cm" svg:y="18.944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396cm" svg:y="19.2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604cm" svg:y="17.17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395cm" svg:y="17.17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2" draw:layer="layout" svg:width="0.762cm" svg:height="2.289cm" svg:x="11.861cm" svg:y="17.104cm">
            <text:p/>
            <draw:enhanced-geometry svg:viewBox="0 0 21600 21600" draw:type="rectangle" draw:enhanced-path="M 0 0 L 21600 0 21600 21600 0 21600 0 0 Z N"/>
          </draw:custom-shape>
        </draw:g>
        <draw:g draw:style-name="gr2">
          <draw:custom-shape draw:style-name="gr17" draw:text-style-name="P9" draw:layer="layout" svg:width="3.439cm" svg:height="5.82cm" svg:x="4.051cm" svg:y="7.73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0" draw:layer="layout" svg:width="2.145cm" svg:height="3.3cm" svg:x="4.708cm" svg:y="10.025cm">
            <text:p/>
            <draw:enhanced-geometry svg:viewBox="0 0 21600 21600" draw:path-stretchpoint-x="10800" draw:path-stretchpoint-y="10800" draw:text-areas="?f3 ?f4 ?f5 ?f6" draw:type="round-rectangle" draw:modifiers="1220.499342969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13" draw:layer="layout" svg:width="0.463cm" svg:height="0.145cm" svg:x="5.152cm" svg:y="10.96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152cm" svg:y="11.21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152cm" svg:y="11.47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152cm" svg:y="11.73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152cm" svg:y="11.97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152cm" svg:y="12.23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152cm" svg:y="12.4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152cm" svg:y="12.74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943cm" svg:y="10.96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943cm" svg:y="11.217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943cm" svg:y="11.473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943cm" svg:y="11.72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943cm" svg:y="11.977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943cm" svg:y="12.233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943cm" svg:y="12.48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943cm" svg:y="12.74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1" draw:layer="layout" svg:width="0.397cm" svg:height="0.394cm" svg:x="4.708cm" svg:y="10.42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13" draw:layer="layout" svg:width="0.463cm" svg:height="0.145cm" svg:x="5.151cm" svg:y="10.72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942cm" svg:y="10.723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14cm" svg:y="10.47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0.463cm" svg:height="0.145cm" svg:x="5.931cm" svg:y="10.474cm">
            <text:p/>
            <draw:enhanced-geometry svg:viewBox="0 0 21600 21600" draw:type="rectangle" draw:enhanced-path="M 0 0 L 21600 0 21600 21600 0 21600 0 0 Z N"/>
          </draw:custom-shape>
        </draw:g>
        <draw:g draw:style-name="gr2">
          <draw:custom-shape draw:style-name="gr17" draw:text-style-name="P9" draw:layer="layout" svg:width="3.439cm" svg:height="5.82cm" svg:x="10.503cm" svg:y="7.732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0" draw:layer="layout" svg:width="2.145cm" svg:height="3.298cm" svg:x="11.161cm" svg:y="10.026cm">
            <text:p/>
            <draw:enhanced-geometry svg:viewBox="0 0 21600 21600" draw:path-stretchpoint-x="10800" draw:path-stretchpoint-y="10800" draw:text-areas="?f3 ?f4 ?f5 ?f6" draw:type="round-rectangle" draw:modifiers="1220.499342969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3" draw:layer="layout" svg:width="0.185cm" svg:height="1.428cm" svg:x="11.267cm" svg:y="9.24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1" draw:layer="layout" svg:width="0.397cm" svg:height="0.899cm" svg:x="11.16cm" svg:y="8.518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6" draw:layer="layout" svg:width="0.463cm" svg:height="0.145cm" svg:x="11.605cm" svg:y="10.96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605cm" svg:y="11.21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605cm" svg:y="11.47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605cm" svg:y="11.729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605cm" svg:y="11.97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605cm" svg:y="12.23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605cm" svg:y="12.489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605cm" svg:y="12.74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396cm" svg:y="10.9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396cm" svg:y="11.21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396cm" svg:y="11.472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396cm" svg:y="11.728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396cm" svg:y="11.97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396cm" svg:y="12.232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396cm" svg:y="12.488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396cm" svg:y="12.744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604cm" svg:y="10.71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395cm" svg:y="10.714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1.592cm" svg:y="10.4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0.463cm" svg:height="0.145cm" svg:x="12.383cm" svg:y="10.449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2" draw:layer="layout" svg:width="0.762cm" svg:height="2.533cm" svg:x="11.861cm" svg:y="10.404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Default">
        <draw:custom-shape draw:style-name="gr33" draw:text-style-name="P1" draw:layer="layout" svg:width="19.599cm" svg:height="7.123cm" svg:x="0.998cm" svg:y="5.353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4" draw:text-style-name="P15" draw:layer="layout" svg:width="1.425cm" svg:height="1.811cm" svg:x="8.813cm" svg:y="9.037cm">
            <text:p text:style-name="P14"><text:span text:style-name="T1">e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17" draw:layer="layout" svg:width="7.327cm" svg:height="2.158cm" svg:x="9.636cm" svg:y="8.696cm">
            <text:p text:style-name="P16"><text:span text:style-name="T2">l</text:span><text:span text:style-name="T3">lec mds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19" draw:layer="layout" svg:width="2.788cm" svg:height="2.158cm" svg:x="6.639cm" svg:y="8.696cm">
            <text:p text:style-name="P18"><text:span text:style-name="T3">in</text:span><text:span text:style-name="T2">t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center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6:57:00.767794848</meta:creation-date>
    <dc:date>2025-04-28T08:48:53.885913418</dc:date>
    <meta:editing-duration>PT2H2M41S</meta:editing-duration>
    <meta:editing-cycles>10</meta:editing-cycles>
    <meta:generator>LibreOffice/24.2.7.2$Linux_X86_64 LibreOffice_project/420$Build-2</meta:generator>
    <meta:document-statistic meta:object-count="237"/>
  </office:meta>
</office:document-meta>
</file>